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line-height="150%">
        <style:tab-stops>
          <style:tab-stop style:position="4.948cm"/>
        </style:tab-stops>
      </style:paragraph-properties>
      <style:text-properties style:font-name="Times New Roman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5" style:family="paragraph" style:parent-style-name="Standard">
      <style:paragraph-properties fo:margin-top="0cm" fo:margin-bottom="0.212cm" fo:text-align="center" style:justify-single-word="false"/>
      <style:text-properties style:font-name="Times New Roman" fo:font-weight="bold" style:font-weight-asian="bold" style:font-name-complex="Times New Roman" style:font-size-complex="24pt"/>
    </style:style>
    <style:style style:name="P6" style:family="paragraph" style:parent-style-name="Standard">
      <style:paragraph-properties fo:margin-left="0.63cm" fo:margin-right="0cm" fo:margin-top="0.212cm" fo:margin-bottom="0cm" fo:text-indent="0cm" style:auto-text-indent="false"/>
      <style:text-properties style:font-name="Times New Roman" style:font-name-complex="Times New Roman"/>
    </style:style>
    <style:style style:name="P7" style:family="paragraph" style:parent-style-name="Standard">
      <style:paragraph-properties fo:margin-left="0.63cm" fo:margin-right="0cm" fo:margin-top="0.106cm" fo:margin-bottom="0.106cm" fo:text-indent="0cm" style:auto-text-indent="false"/>
      <style:text-properties style:font-name="Times New Roman" style:font-name-complex="Times New Roman"/>
    </style:style>
    <style:style style:name="P8" style:family="paragraph" style:parent-style-name="Standard">
      <style:paragraph-properties fo:margin-left="0.63cm" fo:margin-right="0cm" fo:margin-top="0.106cm" fo:margin-bottom="0.106cm" fo:text-indent="0cm" style:auto-text-indent="false"/>
      <style:text-properties style:font-name="Times New Roman" fo:language="fr" fo:country="FR" style:font-name-complex="Times New Roman"/>
    </style:style>
    <style:style style:name="P9" style:family="paragraph" style:parent-style-name="Standard">
      <style:paragraph-properties fo:margin-left="0cm" fo:margin-right="0cm" fo:margin-top="0.212cm" fo:margin-bottom="0cm" fo:text-indent="0.953cm" style:auto-text-indent="false"/>
      <style:text-properties style:font-name="Times New Roman" style:font-name-complex="Times New Roman"/>
    </style:style>
    <style:style style:name="P10" style:family="paragraph" style:parent-style-name="Standard">
      <style:paragraph-properties fo:margin-left="0cm" fo:margin-right="0cm" fo:margin-top="0.212cm" fo:margin-bottom="0cm" fo:text-align="justify" style:justify-single-word="false" fo:text-indent="0.953cm" style:auto-text-indent="false"/>
      <style:text-properties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212cm" fo:margin-bottom="0.423cm" fo:text-indent="0.953cm" style:auto-text-indent="false"/>
      <style:text-properties style:font-name="Times New Roman" style:font-name-complex="Times New Roman"/>
    </style:style>
    <style:style style:name="P12" style:family="paragraph" style:parent-style-name="Standard">
      <style:paragraph-properties fo:margin-left="0.953cm" fo:margin-right="0cm" fo:margin-top="0.212cm" fo:margin-bottom="0cm" fo:text-indent="0cm" style:auto-text-indent="false"/>
      <style:text-properties style:font-name="Times New Roman" style:font-name-complex="Times New Roman"/>
    </style:style>
    <style:style style:name="P13" style:family="paragraph" style:parent-style-name="Standard">
      <style:paragraph-properties fo:margin-left="0.63cm" fo:margin-right="0cm" fo:margin-top="0cm" fo:margin-bottom="0.212cm" fo:text-indent="-0.63cm" style:auto-text-indent="false"/>
      <style:text-properties style:font-name="Times New Roman" fo:font-weight="bold" style:font-weight-asian="bold" style:font-name-complex="Times New Roman"/>
    </style:style>
    <style:style style:name="P14" style:family="paragraph" style:parent-style-name="Standard">
      <style:paragraph-properties fo:margin-left="0.63cm" fo:margin-right="0cm" fo:margin-top="0.212cm" fo:margin-bottom="0.212cm" fo:text-indent="-0.63cm" style:auto-text-indent="false"/>
      <style:text-properties style:font-name="Times New Roman" fo:language="fr" fo:country="FR" fo:font-weight="bold" style:font-weight-asian="bold" style:font-name-complex="Times New Roman"/>
    </style:style>
    <style:style style:name="P15" style:family="paragraph" style:parent-style-name="Standard">
      <style:paragraph-properties fo:margin-left="0.635cm" fo:margin-right="0cm" fo:margin-top="0cm" fo:margin-bottom="0.106cm" fo:text-indent="0cm" style:auto-text-indent="false"/>
      <style:text-properties style:font-name="Times New Roman" style:font-name-complex="Times New Roman"/>
    </style:style>
    <style:style style:name="P16" style:family="paragraph" style:parent-style-name="Standard">
      <style:paragraph-properties fo:margin-left="0.635cm" fo:margin-right="0cm" fo:margin-top="0cm" fo:margin-bottom="0.106cm" fo:text-indent="0cm" style:auto-text-indent="false"/>
      <style:text-properties style:font-name="Times New Roman" fo:language="fr" fo:country="FR" style:font-name-complex="Times New Roman"/>
    </style:style>
    <style:style style:name="P17" style:family="paragraph" style:parent-style-name="Standard">
      <style:paragraph-properties fo:margin-left="0.635cm" fo:margin-right="0cm" fo:line-height="120%" fo:text-indent="0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8" style:family="paragraph" style:parent-style-name="Standard">
      <style:paragraph-properties fo:margin-left="0.635cm" fo:margin-right="0cm" fo:margin-top="0cm" fo:margin-bottom="0.212cm" fo:line-height="120%" fo:text-indent="0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9" style:family="paragraph" style:parent-style-name="Standard">
      <style:paragraph-properties fo:margin-left="0.635cm" fo:margin-right="0cm" fo:margin-top="0cm" fo:margin-bottom="0.212cm" fo:line-height="120%" fo:text-indent="0cm" style:auto-text-indent="false"/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20" style:family="paragraph" style:parent-style-name="Standard">
      <style:paragraph-properties fo:margin-left="0.635cm" fo:margin-right="0cm" fo:margin-top="0cm" fo:margin-bottom="0.212cm" fo:line-height="120%" fo:text-indent="0cm" style:auto-text-indent="false"/>
      <style:text-properties style:font-name="Times New Roman" fo:font-size="12pt" fo:language="fr" fo:country="FR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left="0.635cm" fo:margin-right="0cm" fo:margin-top="0cm" fo:margin-bottom="0.212cm" fo:line-height="120%" fo:text-indent="0cm" style:auto-text-indent="false"/>
      <style:text-properties style:font-name="Times New Roman" fo:font-size="12pt" fo:language="fr" fo:country="FR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left="0.635cm" fo:margin-right="0cm" fo:margin-top="0cm" fo:margin-bottom="0.212cm" fo:line-height="120%" fo:text-indent="0cm" style:auto-text-indent="false"/>
      <style:text-properties style:font-name="Times New Roman" fo:font-size="12pt" fo:language="fr" fo:country="FR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margin-left="0.026cm" fo:margin-right="0cm" fo:margin-top="0cm" fo:margin-bottom="0.212cm" fo:line-height="120%" fo:text-indent="0cm" style:auto-text-indent="false">
        <style:tab-stops>
          <style:tab-stop style:position="4.022cm" style:type="center"/>
          <style:tab-stop style:position="13.864cm" style:type="center"/>
        </style:tab-stops>
      </style:paragraph-properties>
      <style:text-properties style:font-name="Times New Roman" fo:font-size="12pt" fo:language="fr" fo:country="FR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4" style:family="paragraph" style:parent-style-name="Standard">
      <style:paragraph-properties fo:margin-left="0.609cm" fo:margin-right="0cm" fo:margin-top="0.212cm" fo:margin-bottom="0cm" fo:line-height="120%" fo:text-align="justify" style:justify-single-word="false" fo:text-indent="-0.026cm" style:auto-text-indent="false">
        <style:tab-stops/>
      </style:paragraph-properties>
      <style:text-properties style:font-name="Times New Roman" fo:font-size="12pt" fo:language="fr" fo:country="FR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vi" fo:country="VN" style:font-size-asian="16pt" style:font-size-complex="16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normal" style:font-style-asian="italic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/>
    </style:style>
    <style:style style:name="T8" style:family="text">
      <style:text-properties style:font-name="Times New Roman1" fo:font-size="12pt" fo:language="fr" fo:country="FR" fo:font-weight="bold" style:font-size-asian="12pt" style:font-weight-asian="bold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language="fr" fo:country="FR"/>
    </style:style>
    <style:style style:name="T11" style:family="text">
      <style:text-properties fo:language="vi" fo:country="VN"/>
    </style:style>
    <style:style style:name="T12" style:family="text">
      <style:text-properties fo:letter-spacing="-0.007cm"/>
    </style:style>
    <style:style style:name="T13" style:family="text">
      <style:text-properties fo:font-size="12pt" fo:language="fr" fo:country="FR" style:font-size-asian="12pt" style:font-size-complex="12pt"/>
    </style:style>
    <style:style style:name="T14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ỘNG HÒA XÃ HỘI CHỦ NGHĨA VIỆT NAM</text:p>
      <text:p text:style-name="P2">Độc lập – Tự do – Hạnh phúc</text:p>
      <text:p text:style-name="P5"/>
      <text:p text:style-name="P1"><text:span text:style-name="T1">H</text:span><text:span text:style-name="T2">ỢP </text:span><text:span text:style-name="T1">ĐỒNG</text:span></text:p>
      <text:p text:style-name="P4"/>
      <text:p text:style-name="P3"><text:span text:style-name="T3"><text:tab/>Thành phố Hồ Chí Minh, ngày </text:span><text:span text:style-name="T4"><text:placeholder text:placeholder-type="text">&lt;o.tu_ngay and o.tu_ngay[8:10] or ''&gt;</text:placeholder></text:span><text:span text:style-name="T3"> tháng </text:span><text:span text:style-name="T3"><text:placeholder text:placeholder-type="text">&lt; o.tu_ngay and o.tu_ngay[5:7] or ''&gt;</text:placeholder></text:span><text:span text:style-name="T3"> năm <text:s/></text:span><text:span text:style-name="T3"><text:placeholder text:placeholder-type="text">&lt;o.tu_ngay and o.tu_ngay[:4] or ''&gt;</text:placeholder></text:span></text:p>
      <text:p text:style-name="P9">Hợp đồng số : <text:span text:style-name="T5"><text:placeholder text:placeholder-type="text">&lt;o.name&gt;</text:placeholder></text:span></text:p>
      <text:p text:style-name="P12">Gói thầu : <text:s/><text:span text:style-name="T5"><text:placeholder text:placeholder-type="text">&lt;o.goi_thau&gt;</text:placeholder></text:span><text:span text:style-name="T5">.</text:span></text:p>
      <text:p text:style-name="P11">Thuộc dự án: <text:span text:style-name="T5"><text:placeholder text:placeholder-type="text">&lt;o.thuoc_duan&gt;</text:placeholder></text:span><text:span text:style-name="T5">.</text:span></text:p>
      <text:p text:style-name="P10"><text:placeholder text:placeholder-type="text">&lt;o.can_cu&gt;</text:placeholder></text:p>
      <text:p text:style-name="P6">Chúng tôi, đại diện cho các bên ký hợp đồng, gồm có:</text:p>
      <text:p text:style-name="P13">Bên A (Bên mua): <text:span text:style-name="T6"><text:placeholder text:placeholder-type="text">&lt;o.partner_id.parent_id.name or ''&gt;</text:placeholder></text:span></text:p>
      <text:p text:style-name="P7"><text:tab/>Đại diện <text:s text:c="2"/><text:tab/>: <text:span text:style-name="T7"><text:placeholder text:placeholder-type="text">&lt;o.partner_id.name or ''&gt;</text:placeholder></text:span></text:p>
      <text:p text:style-name="P7"><text:tab/>Chức vụ <text:s/><text:tab/>: <text:span text:style-name="T7"><text:placeholder text:placeholder-type="text">&lt;o.partner_id.function or ''&gt;</text:placeholder></text:span></text:p>
      <text:p text:style-name="P7"><text:tab/>Địa chỉ <text:s text:c="3"/><text:tab/>: <text:s/><text:span text:style-name="T7"><text:placeholder text:placeholder-type="text">&lt;o.partner_id.street or ''&gt;</text:placeholder></text:span><text:span text:style-name="T9">, </text:span><text:span text:style-name="T7"><text:placeholder text:placeholder-type="text">&lt;o.partner_id.street2 or ''&gt;</text:placeholder></text:span><text:span text:style-name="T9">, </text:span><text:span text:style-name="T7"><text:placeholder text:placeholder-type="text">&lt;o.partner_id.city or ''&gt;</text:placeholder></text:span><text:span text:style-name="T9">.</text:span></text:p>
      <text:p text:style-name="P7"><text:tab/>Điện thoại <text:tab/>: <text:span text:style-name="T7"><text:placeholder text:placeholder-type="text">&lt;o.partner_id.phone or ''&gt;</text:placeholder></text:span><text:tab/><text:tab/>Fax : <text:span text:style-name="T7"><text:placeholder text:placeholder-type="text">&lt;o.partner_id.fax or ''&gt;</text:placeholder></text:span></text:p>
      <text:p text:style-name="P7"><text:tab/>Email <text:s text:c="7"/><text:tab/>: <text:span text:style-name="T9"><text:placeholder text:placeholder-type="text">&lt;o.partner_id.email&gt;</text:placeholder></text:span></text:p>
      <text:p text:style-name="P7"><text:tab/>Tài khoản <text:tab/>: <text:s/><text:span text:style-name="T7"><text:placeholder text:placeholder-type="text">&lt;o.partner_id.bank_ids and o.partner_id.bank_ids.acc_number or ''&gt;</text:placeholder></text:span> Tại: <text:span text:style-name="T7"><text:placeholder text:placeholder-type="text">&lt;o.partner_id.bank_ids and o.partner_id.bank_ids.bank_name or ''&gt;</text:placeholder></text:span>.</text:p>
      <text:p text:style-name="P15"><text:tab/><text:span text:style-name="T10">MST <text:s text:c="9"/><text:tab/>: </text:span><text:span text:style-name="T8"><text:placeholder text:placeholder-type="text">&lt;o.partner_id.vat or ''&gt;</text:placeholder></text:span></text:p>
      <text:p text:style-name="P17"><text:span text:style-name="T10"><text:tab/>G</text:span><text:span text:style-name="T11">ọi tắt là Bên A</text:span></text:p>
      <text:p text:style-name="P14">Bên B (Bên bán): <text:span text:style-name="T6"><text:placeholder text:placeholder-type="text">&lt;o.company_id.name or ''&gt;</text:placeholder></text:span></text:p>
      <text:p text:style-name="P8"><text:tab/>Đại diện <text:s text:c="2"/><text:tab/>: <text:span text:style-name="T9">DS. NGUYỄN MINH TRƯỜNG</text:span></text:p>
      <text:p text:style-name="P8"><text:tab/>Chức vụ <text:s text:c="2"/><text:tab/>: Giám đốc </text:p>
      <text:p text:style-name="P8"><text:tab/>Địa chỉ <text:s text:c="5"/><text:tab/>: <text:span text:style-name="T7"><text:placeholder text:placeholder-type="text">&lt;o.company_id.street or ''&gt;</text:placeholder></text:span><text:span text:style-name="T9">, </text:span><text:span text:style-name="T7"><text:placeholder text:placeholder-type="text">&lt;o.company_id.street2 or ''&gt;</text:placeholder></text:span><text:span text:style-name="T9">, </text:span><text:span text:style-name="T7"><text:placeholder text:placeholder-type="text">&lt;o.company_id.city or ''&gt;</text:placeholder></text:span><text:span text:style-name="T12">.</text:span></text:p>
      <text:p text:style-name="P8"><text:tab/>Điện thoại<text:tab/>: <text:span text:style-name="T7"><text:placeholder text:placeholder-type="text">&lt;o.company_id.phone or ''&gt;</text:placeholder></text:span><text:tab/><text:tab/> Fax : <text:span text:style-name="T7"><text:placeholder text:placeholder-type="text">&lt;o.company_id.fax or ''&gt;</text:placeholder></text:span></text:p>
      <text:p text:style-name="P8"><text:tab/>Email <text:s text:c="7"/><text:tab/>: <text:span text:style-name="T9"><text:placeholder text:placeholder-type="text">&lt;o.company_id.email&gt;</text:placeholder></text:span></text:p>
      <text:p text:style-name="P8"><text:tab/>Tài khoản <text:tab/>: <text:span text:style-name="T7"><text:placeholder text:placeholder-type="text">&lt;o.company_id.bank_ids and o.company_id.bank_ids.acc_number or ''&gt;</text:placeholder></text:span> Tại: <text:span text:style-name="T7"><text:placeholder text:placeholder-type="text">&lt;o.company_id.bank_ids and o.company_id.bank_ids.bank_name or ''&gt;</text:placeholder></text:span></text:p>
      <text:p text:style-name="P16"><text:tab/>MST <text:s text:c="9"/><text:tab/>: <text:span text:style-name="T7"><text:placeholder text:placeholder-type="text">&lt;o.company_id.vat or ''&gt;</text:placeholder></text:span></text:p>
      <text:p text:style-name="P18"><text:span text:style-name="T10"><text:tab/>G</text:span><text:span text:style-name="T11">ọi tắt là Bên </text:span><text:span text:style-name="T10">B</text:span></text:p>
      <text:p text:style-name="P20"><text:soft-page-break/>Hai bên thỏa thuận ký hợp đồng cung cấp hàng hóa với các nội dung sau :</text:p>
      <text:p text:style-name="P21">Điều 1 : Đối tượng hợp đồng </text:p>
      <text:p text:style-name="P19"><text:span text:style-name="T14"><text:placeholder text:placeholder-type="text">&lt;o.dieu1&gt;</text:placeholder></text:span><text:span text:style-name="T13"> </text:span></text:p>
      <text:p text:style-name="P21">Điều 2 : Thành phần hợp đồng </text:p>
      <text:p text:style-name="P22"><text:placeholder text:placeholder-type="text">&lt;o.dieu2&gt;</text:placeholder></text:p>
      <text:p text:style-name="P21">Điều 3 : Trách nhiệm của Bên bán </text:p>
      <text:p text:style-name="P24"><text:placeholder text:placeholder-type="text">&lt;o.dieu3&gt;</text:placeholder></text:p>
      <text:p text:style-name="P21">Điều 4 : Trách nhiệm của Bên mua </text:p>
      <text:p text:style-name="P22"><text:placeholder text:placeholder-type="text">&lt;o.dieu4&gt;</text:placeholder></text:p>
      <text:p text:style-name="P21">Điều 5 : Giao nhận hàng </text:p>
      <text:p text:style-name="P19"><text:span text:style-name="T14"><text:placeholder text:placeholder-type="text">&lt;o.dieu5&gt;</text:placeholder></text:span><text:span text:style-name="T13"> </text:span></text:p>
      <text:p text:style-name="P21">Điều 6 : Giá hợp đồng và phương thức thanh toán </text:p>
      <text:p text:style-name="P19"><text:span text:style-name="T14"><text:placeholder text:placeholder-type="text">&lt;o.dieu6&gt;</text:placeholder></text:span><text:span text:style-name="T13"> </text:span></text:p>
      <text:p text:style-name="P21">Điều 7 : Bảo lãnh thực hiện hợp đồng. </text:p>
      <text:p text:style-name="P19"><text:span text:style-name="T14"><text:placeholder text:placeholder-type="text">&lt;o.dieu7&gt;</text:placeholder></text:span><text:span text:style-name="T13"> </text:span></text:p>
      <text:p text:style-name="P21">Điều 8 : Hiệu lực hợp đồng </text:p>
      <text:p text:style-name="P19"><text:span text:style-name="T14"><text:placeholder text:placeholder-type="text">&lt;o.dieu8&gt;</text:placeholder></text:span><text:span text:style-name="T13"> </text:span></text:p>
      <text:p text:style-name="P21">Điều 9 : Điều khoản thương lượng</text:p>
      <text:p text:style-name="P22"><text:placeholder text:placeholder-type="text">&lt;o.dieu9&gt;</text:placeholder></text:p>
      <text:p text:style-name="P22"/>
      <text:p text:style-name="P23"><text:tab/>ĐẠI DIỆN BÊN MUA<text:tab/>ĐẠI DIỆN BÊN BÁN </text:p>
      <text:p text:style-name="P23"><text:tab/>GIÁM ĐỐC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2T15:18:42</meta:creation-date>
    <dc:date>2014-12-25T17:16:35</dc:date>
    <dc:creator>phung11764 </dc:creator>
    <meta:editing-duration>PT8M4S</meta:editing-duration>
    <meta:editing-cycles>44</meta:editing-cycles>
    <meta:generator>LibreOffice/3.5$Linux_X86_64 LibreOffice_project/350m1$Build-2</meta:generator>
    <meta:document-statistic meta:table-count="0" meta:image-count="0" meta:object-count="0" meta:page-count="2" meta:paragraph-count="48" meta:word-count="314" meta:character-count="1813" meta:non-whitespace-character-count="1446"/>
  </office:meta>
</office:document-meta>
</file>